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AssemblyLifeCycl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LifeCycl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LifeCycle.setView( String vie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LifeCycle.handleRequest( HttpServletRequest request , HttpServletResponse respons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iceAssemblyLifeCycle.ServiceAssemblyLifeCycle( AdminCommandsServiceMBean adminCommandsService , String act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rviceAssemblyLifeCycle.get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